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incinnat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Chugi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Fairbank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uge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egon C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Rogue R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Bothe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Kirk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Lynnwo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ranch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Hunts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Birmingh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ive Oa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ensaco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Valparais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Lake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Ro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ton Rou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Greenvil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orth August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Nash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napo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Somerswor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opiag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Tro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Raleig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onco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k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hippensb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Knox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Lynchb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Newport New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Brist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bingd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organt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cramen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leasan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Clar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Santa Cru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and Junc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Steamboat Sprin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sc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rid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eur d’Ale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wis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lling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Hele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nterpri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olvi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Spok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enatch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rbonda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hicag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Larw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Pe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Wichi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Hartla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Fer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Ca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Excelsi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ringfie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Texark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earc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alnut Rid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onro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ulph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Hous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Nacogdoc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Martinsb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Oak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Baton Rou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Clint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rt Wor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Nacogdo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San Anton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ringfie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Texark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Searc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Walnut Rid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Monro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Sulph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Springfiel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lbuquer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env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Grand Junct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Colvil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marill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Wenatche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wist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rid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Carbondal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 style:data-style-name="N2" text:time-value="07:45:44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56:56.912000000</meta:creation-date>
    <meta:generator>LibreOffice/6.0.4.2$Windows_X86_64 LibreOffice_project/9b0d9b32d5dcda91d2f1a96dc04c645c450872bf</meta:generator>
    <dc:date>2018-10-25T07:45:53.342000000</dc:date>
    <meta:editing-duration>PT25M26S</meta:editing-duration>
    <meta:editing-cycles>11</meta:editing-cycles>
    <meta:document-statistic meta:table-count="1" meta:cell-count="288" meta:object-count="0"/>
  </office:meta>
</office:document-meta>
</file>